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. H. May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3, 1891</text:p>
      <text:p text:style-name="P5">Month<text:tab/><text:tab/><text:tab/><text:tab/><text:tab/><text:tab/>Dec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Asheville</text:p>
      <text:p text:style-name="P5">State<text:tab/><text:tab/><text:tab/><text:tab/><text:tab/><text:tab/>NC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OFFICE OF/</text:p>
      <text:p text:style-name="P2"><text:tab/>G. H. MAYER,/</text:p>
      <text:p text:style-name="P2">Consulting Optician,/</text:p>
      <text:p text:style-name="P2"><text:tab/>61 SOUTH MAIN STREET/</text:p>
      <text:p text:style-name="P3">Asheville, N. C., Dec 3<text:span text:style-name="T2">rd</text:span><text:span text:style-name="T3"> 1891/</text:span></text:p>
      <text:p text:style-name="P2"><text:span text:style-name="T3">Dr. S. Morais/</text:span></text:p>
      <text:p text:style-name="P2"><text:span text:style-name="T3"><text:tab/>Dear Sir/</text:span></text:p>
      <text:p text:style-name="P2"><text:span text:style-name="T3"><text:tab/><text:tab/>As an ex Philadelphian, and/ taking advantage of your readiness to/ impart Hebrew knowledge, I take the/ liberty to write to you for some inform-/ation relative to the 10 lost tribes. <text:s/>I/ have on several occasions defended the/ Jews here and perhaps for that reason/ I have been requested to deliver a/ public lecture on this subject: I/ am not altogether familiar with the/ traditions on this subject and would/ be pleased to hear from you in/ regard to it. <text:s/>We have recently organized/</text:span></text:p>
      <text:p text:style-name="P2"><text:span text:style-name="T3"/></text:p>
      <text:p text:style-name="P2"><text:soft-page-break/><text:span text:style-name="T3">[Page 2]</text:span></text:p>
      <text:p text:style-name="P2"><text:span text:style-name="T3">a synagogue and sunday[sic!] school and/ are now organizing to assist in placing/ a few Russians. <text:s/>I will be pleased to/ hear from you as it cannot fail/ to assist in elevating our people/ to a higher plane in the opinions/ of the Gentiles. <text:s/>With the hope you/ may find time to answer this/ before the 16th of the month, I/ remain/ very sincerely/ G. H. Maye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1:34:59.14</meta:creation-date>
    <dc:date>2011-11-30T11:45:06.73</dc:date>
    <dc:creator>Penn Libraries</dc:creator>
    <meta:editing-duration>PT00H10M0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342" meta:character-count="2250"/>
  </office:meta>
</office:document-meta>
</file>